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4F6000001BE000001BE0D0DBE2C7A3CA807.svg" manifest:media-type="image/svg+xml"/>
  <manifest:file-entry manifest:full-path="Object 1/Pictures/100004C8000001710000017133B5C46951B26AA0.svg" manifest:media-type="image/svg+xml"/>
  <manifest:file-entry manifest:full-path="Object 1/Pictures/100000000000020000000200D5B7D6362C878711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311in" svg:height="5.0626in" svg:x="3.9567in" svg:y="0.2516in">
            <draw:object draw:notify-on-update-of-ranges="Sheet1.B4:Sheet1.B4 Sheet1.B5:Sheet1.B15 Sheet1.C4:Sheet1.C4 Sheet1.C5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=2x+0.1x^3</text:p>
          </table:table-cell>
          <table:table-cell table:style-name="Default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B5]*2+0.1*[.B5]^3" office:value-type="float" office:value="-22.5" calcext:value-type="float">
            <text:p>-22.5</text:p>
          </table:table-cell>
          <table:table-cell table:style-name="Default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[.B6]*2+0.1*[.B6]^3" office:value-type="float" office:value="-14.4" calcext:value-type="float">
            <text:p>-14.4</text:p>
          </table:table-cell>
          <table:table-cell table:style-name="Default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.B7]*2+0.1*[.B7]^3" office:value-type="float" office:value="-8.7" calcext:value-type="float">
            <text:p>-8.7</text:p>
          </table:table-cell>
          <table:table-cell table:style-name="Default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.B8]*2+0.1*[.B8]^3" office:value-type="float" office:value="-4.8" calcext:value-type="float">
            <text:p>-4.8</text:p>
          </table:table-cell>
          <table:table-cell table:style-name="Default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9]*2+0.1*[.B9]^3" office:value-type="float" office:value="-2.1" calcext:value-type="float">
            <text:p>-2.1</text:p>
          </table:table-cell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]*2+0.1*[.B10]^3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1]*2+0.1*[.B11]^3" office:value-type="float" office:value="2.1" calcext:value-type="float">
            <text:p>2.1</text:p>
          </table:table-cell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*2+0.1*[.B12]^3" office:value-type="float" office:value="4.8" calcext:value-type="float">
            <text:p>4.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3]*2+0.1*[.B13]^3" office:value-type="float" office:value="8.7" calcext:value-type="float">
            <text:p>8.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4]*2+0.1*[.B14]^3"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5]*2+0.1*[.B15]^3" office:value-type="float" office:value="22.5" calcext:value-type="float">
            <text:p>22.5</text:p>
          </table:table-cell>
          <table:table-cell/>
        </table:table-row>
        <table:table-row table:style-name="ro1" table:number-rows-repeated="7">
          <table:table-cell/>
          <table:table-cell table:style-name="Default"/>
          <table:table-cell table:style-name="ce2"/>
          <table:table-cell/>
        </table:table-row>
        <table:table-row table:style-name="ro1">
          <table:table-cell/>
          <table:table-cell table:style-name="Default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07:34:47.338565305</meta:creation-date>
    <dc:date>2022-01-04T08:09:06.106904137</dc:date>
    <meta:editing-duration>PT2M34S</meta:editing-duration>
    <meta:editing-cycles>1</meta:editing-cycles>
    <meta:document-statistic meta:table-count="1" meta:cell-count="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>
        <chart:symbol-image xlink:href="Pictures/100004C8000001710000017133B5C46951B26AA0.svg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5cm" chart:symbol-height="0.25cm" chart:link-data-style-to-source="true" chart:data-label-number="value" chart:data-label-text="false" chart:data-label-symbol="false">
        <chart:symbol-image xlink:href="Pictures/100004C8000001710000017133B5C46951B26AA0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61"/>
    <style:style style:name="ch12" style:family="chart">
      <style:chart-properties chart:solid-type="cuboid" chart:symbol-type="image" chart:symbol-width="0.25cm" chart:symbol-height="0.25cm"/>
    </style:style>
    <style:style style:name="ch13" style:family="chart">
      <style:chart-properties chart:solid-type="cuboid" chart:symbol-type="image" chart:symbol-width="0.25cm" chart:symbol-height="0.25cm">
        <chart:symbol-image xlink:href="Pictures/100004F6000001BE000001BE0D0DBE2C7A3CA807.svg"/>
      </style:chart-properties>
    </style:style>
    <style:style style:name="ch14" style:family="chart">
      <style:chart-properties chart:solid-type="cuboid" chart:symbol-type="named-symbol" chart:symbol-name="x" chart:symbol-width="0.25cm" chart:symbol-height="0.25cm"/>
      <style:graphic-properties svg:stroke-color="#ffff00" draw:fill-color="#ffff00"/>
    </style:style>
    <style:style style:name="ch15" style:family="chart">
      <style:graphic-properties draw:stroke="solid" svg:stroke-color="#b3b3b3" draw:fill="gradient" draw:fill-color="#e6e6e6" draw:fill-gradient-name="Spotted_20_Gray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7cm" svg:height="12.86cm" xlink:href=".." xlink:type="simple" chart:class="chart:scatter" chart:style-name="ch1">
        <chart:title svg:x="8.926cm" svg:y="0.393cm" chart:style-name="ch2">
          <text:p>Name of the graph</text:p>
        </chart:title>
        <chart:legend chart:legend-position="end" svg:x="16.013cm" svg:y="5.882cm" style:legend-expansion="high" chart:style-name="ch3"/>
        <chart:plot-area chart:style-name="ch4" table:cell-range-address="Sheet1.B4:Sheet1.C15" chart:data-source-has-labels="row" svg:x="1.856cm" svg:y="1.535cm" svg:width="14.134cm" svg:height="10.192cm">
          <chartooo:coordinate-region svg:x="2.002cm" svg:y="1.734cm" svg:width="13.894cm" svg:height="9.794cm"/>
          <chart:axis chart:dimension="x" chart:name="primary-x" chart:style-name="ch5">
            <chart:title svg:x="7.596cm" svg:y="11.984cm" chart:style-name="ch6">
              <text:p>number of people</text:p>
            </chart:title>
          </chart:axis>
          <chart:axis chart:dimension="y" chart:name="primary-y" chart:style-name="ch5">
            <chart:title svg:x="0.863cm" svg:y="7.178cm" chart:style-name="ch7">
              <text:p>money</text:p>
            </chart:title>
            <chart:grid chart:style-name="ch8" chart:class="major"/>
          </chart:axis>
          <chart:series chart:style-name="ch9" chart:values-cell-range-address="Sheet1.C5:Sheet1.C15" chart:label-cell-address="Sheet1.C4:Sheet1.C4" chart:class="chart:scatter">
            <chart:domain table:cell-range-address="Sheet1.B5:Sheet1.B15"/>
            <chart:regression-curve chart:style-name="ch10">
              <chart:equation chart:display-equation="true" chart:display-r-square="false" svg:x="3.448cm" svg:y="1.25cm" chart:style-name="ch11"/>
            </chart:regression-curve>
            <chart:data-point chart:style-name="ch12"/>
            <chart:data-point/>
            <chart:data-point chart:style-name="ch12" chart:repeated="3"/>
            <chart:data-point/>
            <chart:data-point chart:style-name="ch13"/>
            <chart:data-point chart:style-name="ch14"/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x)=2x+0.1x^3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B5:Sheet1.B15</svg:desc>
                </draw:g>
              </table:table-cell>
              <table:table-cell office:value-type="float" office:value="-22.5">
                <text:p>-22.5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Gradient_20_1" draw:display-name="Gradient 1" draw:style="linear" draw:start-color="#000000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20000000200D5B7D6362C878711.jp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